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3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5" table:default-cell-style-name="Default"/>
        <table:table-row table:style-name="ro3">
          <table:table-cell table:number-columns-repeated="2" office:value-type="string">
            <text:p>rep</text:p>
          </table:table-cell>
          <table:table-cell office:value-type="string">
            <text:p>shrubCov</text:p>
          </table:table-cell>
          <table:table-cell office:value-type="string">
            <text:p>grassCov</text:p>
          </table:table-cell>
          <table:table-cell office:value-type="string">
            <text:p>forbCov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  <table:table-cell office:value-type="string">
            <text:p>sensitiv1</text:p>
          </table:table-cell>
          <table:table-cell office:value-type="string">
            <text:p>sensitiv2</text:p>
          </table:table-cell>
          <table:table-cell office:value-type="string">
            <text:p>sensitiv3</text:p>
          </table:table-cell>
          <table:table-cell office:value-type="string">
            <text:p>sensitiv4</text:p>
          </table:table-cell>
          <table:table-cell office:value-type="string">
            <text:p>ndviAVHRR</text:p>
          </table:table-cell>
          <table:table-cell office:value-type="string">
            <text:p>ndviMODIS</text:p>
          </table:table-cell>
          <table:table-cell office:value-type="string">
            <text:p>biomass</text:p>
          </table:table-cell>
        </table:table-row>
        <table:table-row table:style-name="ro2">
          <table:table-cell office:value-type="string">
            <text:p>P10 E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75">
            <text:p>75</text:p>
          </table:table-cell>
          <table:table-cell office:value-type="float" office:value="587">
            <text:p>587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2]*[.L2]-[.F2]*[.J2])/([.H2]*[.L2]+[.F2]*[.J2])" office:value-type="float" office:value="0.516770415611">
            <text:p>0.52</text:p>
          </table:table-cell>
          <table:table-cell table:formula="of:=([.I2]*[.M2]-[.G2]*[.K2])/([.I2]*[.M2]+[.G2]*[.K2])" office:value-type="float" office:value="0.307192687033919">
            <text:p>0.31</text:p>
          </table:table-cell>
          <table:table-cell office:value-type="float" office:value="25.1305">
            <text:p>25.13</text:p>
          </table:table-cell>
        </table:table-row>
        <table:table-row table:style-name="ro2">
          <table:table-cell office:value-type="string">
            <text:p>P10 E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float" office:value="89">
            <text:p>89</text:p>
          </table:table-cell>
          <table:table-cell office:value-type="float" office:value="728">
            <text:p>728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3]*[.L3]-[.F3]*[.J3])/([.H3]*[.L3]+[.F3]*[.J3])" office:value-type="float" office:value="0.526247005009802">
            <text:p>0.53</text:p>
          </table:table-cell>
          <table:table-cell table:formula="of:=([.I3]*[.M3]-[.G3]*[.K3])/([.I3]*[.M3]+[.G3]*[.K3])" office:value-type="float" office:value="0.315905360502822">
            <text:p>0.32</text:p>
          </table:table-cell>
          <table:table-cell office:value-type="float" office:value="34.8744">
            <text:p>34.87</text:p>
          </table:table-cell>
        </table:table-row>
        <table:table-row table:style-name="ro2">
          <table:table-cell office:value-type="string">
            <text:p>P10 E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103">
            <text:p>103</text:p>
          </table:table-cell>
          <table:table-cell office:value-type="float" office:value="751">
            <text:p>75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4]*[.L4]-[.F4]*[.J4])/([.H4]*[.L4]+[.F4]*[.J4])" office:value-type="float" office:value="0.482230509951683">
            <text:p>0.48</text:p>
          </table:table-cell>
          <table:table-cell table:formula="of:=([.I4]*[.M4]-[.G4]*[.K4])/([.I4]*[.M4]+[.G4]*[.K4])" office:value-type="float" office:value="0.267229879946643">
            <text:p>0.27</text:p>
          </table:table-cell>
          <table:table-cell office:value-type="float" office:value="32.2758">
            <text:p>32.28</text:p>
          </table:table-cell>
        </table:table-row>
        <table:table-row table:style-name="ro2">
          <table:table-cell office:value-type="string">
            <text:p>P10 E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office:value-type="float" office:value="658">
            <text:p>658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5]*[.L5]-[.F5]*[.J5])/([.H5]*[.L5]+[.F5]*[.J5])" office:value-type="float" office:value="0.493118792915451">
            <text:p>0.49</text:p>
          </table:table-cell>
          <table:table-cell table:formula="of:=([.I5]*[.M5]-[.G5]*[.K5])/([.I5]*[.M5]+[.G5]*[.K5])" office:value-type="float" office:value="0.285520974289581">
            <text:p>0.29</text:p>
          </table:table-cell>
          <table:table-cell office:value-type="float" office:value="32.1782">
            <text:p>32.18</text:p>
          </table:table-cell>
        </table:table-row>
        <table:table-row table:style-name="ro2">
          <table:table-cell office:value-type="string">
            <text:p>P10 E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95">
            <text:p>95</text:p>
          </table:table-cell>
          <table:table-cell office:value-type="float" office:value="602">
            <text:p>602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6]*[.L6]-[.F6]*[.J6])/([.H6]*[.L6]+[.F6]*[.J6])" office:value-type="float" office:value="0.425092999661819">
            <text:p>0.43</text:p>
          </table:table-cell>
          <table:table-cell table:formula="of:=([.I6]*[.M6]-[.G6]*[.K6])/([.I6]*[.M6]+[.G6]*[.K6])" office:value-type="float" office:value="0.206611570247934">
            <text:p>0.21</text:p>
          </table:table-cell>
          <table:table-cell office:value-type="float" office:value="29.764">
            <text:p>29.76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305">
            <text:p>305</text:p>
          </table:table-cell>
          <table:table-cell office:value-type="float" office:value="155">
            <text:p>155</text:p>
          </table:table-cell>
          <table:table-cell office:value-type="float" office:value="1033">
            <text:p>1033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7]*[.L7]-[.F7]*[.J7])/([.H7]*[.L7]+[.F7]*[.J7])" office:value-type="float" office:value="0.445661162657555">
            <text:p>0.45</text:p>
          </table:table-cell>
          <table:table-cell table:formula="of:=([.I7]*[.M7]-[.G7]*[.K7])/([.I7]*[.M7]+[.G7]*[.K7])" office:value-type="float" office:value="0.244478293983245">
            <text:p>0.24</text:p>
          </table:table-cell>
          <table:table-cell office:value-type="float" office:value="31.7718">
            <text:p>31.77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123">
            <text:p>123</text:p>
          </table:table-cell>
          <table:table-cell office:value-type="float" office:value="936">
            <text:p>936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8]*[.L8]-[.F8]*[.J8])/([.H8]*[.L8]+[.F8]*[.J8])" office:value-type="float" office:value="0.509803921568627">
            <text:p>0.51</text:p>
          </table:table-cell>
          <table:table-cell table:formula="of:=([.I8]*[.M8]-[.G8]*[.K8])/([.I8]*[.M8]+[.G8]*[.K8])" office:value-type="float" office:value="0.296368024312487">
            <text:p>0.3</text:p>
          </table:table-cell>
          <table:table-cell office:value-type="float" office:value="14.3781">
            <text:p>14.38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12">
            <text:p>112</text:p>
          </table:table-cell>
          <table:table-cell office:value-type="float" office:value="1105">
            <text:p>1105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9]*[.L9]-[.F9]*[.J9])/([.H9]*[.L9]+[.F9]*[.J9])" office:value-type="float" office:value="0.590596812637286">
            <text:p>0.59</text:p>
          </table:table-cell>
          <table:table-cell table:formula="of:=([.I9]*[.M9]-[.G9]*[.K9])/([.I9]*[.M9]+[.G9]*[.K9])" office:value-type="float" office:value="0.403031480761757">
            <text:p>0.4</text:p>
          </table:table-cell>
          <table:table-cell office:value-type="float" office:value="42.6817">
            <text:p>42.68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143">
            <text:p>143</text:p>
          </table:table-cell>
          <table:table-cell office:value-type="float" office:value="720">
            <text:p>720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0]*[.L10]-[.F10]*[.J10])/([.H10]*[.L10]+[.F10]*[.J10])" office:value-type="float" office:value="0.344978165938865">
            <text:p>0.34</text:p>
          </table:table-cell>
          <table:table-cell table:formula="of:=([.I10]*[.M10]-[.G10]*[.K10])/([.I10]*[.M10]+[.G10]*[.K10])" office:value-type="float" office:value="0.0982658959537573">
            <text:p>0.1</text:p>
          </table:table-cell>
          <table:table-cell office:value-type="float" office:value="5.9335">
            <text:p>5.93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68">
            <text:p>268</text:p>
          </table:table-cell>
          <table:table-cell office:value-type="float" office:value="139">
            <text:p>139</text:p>
          </table:table-cell>
          <table:table-cell office:value-type="float" office:value="982">
            <text:p>982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1]*[.L11]-[.F11]*[.J11])/([.H11]*[.L11]+[.F11]*[.J11])" office:value-type="float" office:value="0.476634053937938">
            <text:p>0.48</text:p>
          </table:table-cell>
          <table:table-cell table:formula="of:=([.I11]*[.M11]-[.G11]*[.K11])/([.I11]*[.M11]+[.G11]*[.K11])" office:value-type="float" office:value="0.265481367314361">
            <text:p>0.27</text:p>
          </table:table-cell>
          <table:table-cell office:value-type="float" office:value="23.6281">
            <text:p>23.63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26">
            <text:p>126</text:p>
          </table:table-cell>
          <table:table-cell office:value-type="float" office:value="850">
            <text:p>85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2]*[.L12]-[.F12]*[.J12])/([.H12]*[.L12]+[.F12]*[.J12])" office:value-type="float" office:value="0.448810182623132">
            <text:p>0.45</text:p>
          </table:table-cell>
          <table:table-cell table:formula="of:=([.I12]*[.M12]-[.G12]*[.K12])/([.I12]*[.M12]+[.G12]*[.K12])" office:value-type="float" office:value="0.245085190039318">
            <text:p>0.25</text:p>
          </table:table-cell>
          <table:table-cell office:value-type="float" office:value="26.686">
            <text:p>26.69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96">
            <text:p>96</text:p>
          </table:table-cell>
          <table:table-cell office:value-type="float" office:value="1262">
            <text:p>1262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3]*[.L13]-[.F13]*[.J13])/([.H13]*[.L13]+[.F13]*[.J13])" office:value-type="float" office:value="0.655801114386491">
            <text:p>0.66</text:p>
          </table:table-cell>
          <table:table-cell table:formula="of:=([.I13]*[.M13]-[.G13]*[.K13])/([.I13]*[.M13]+[.G13]*[.K13])" office:value-type="float" office:value="0.539153915391539">
            <text:p>0.54</text:p>
          </table:table-cell>
          <table:table-cell office:value-type="float" office:value="48.8399">
            <text:p>48.84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float" office:value="1104">
            <text:p>1104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4]*[.L14]-[.F14]*[.J14])/([.H14]*[.L14]+[.F14]*[.J14])" office:value-type="float" office:value="0.588815789473684">
            <text:p>0.59</text:p>
          </table:table-cell>
          <table:table-cell table:formula="of:=([.I14]*[.M14]-[.G14]*[.K14])/([.I14]*[.M14]+[.G14]*[.K14])" office:value-type="float" office:value="0.42279311287237">
            <text:p>0.42</text:p>
          </table:table-cell>
          <table:table-cell office:value-type="float" office:value="54.6871">
            <text:p>54.69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134">
            <text:p>134</text:p>
          </table:table-cell>
          <table:table-cell office:value-type="float" office:value="884">
            <text:p>884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5]*[.L15]-[.F15]*[.J15])/([.H15]*[.L15]+[.F15]*[.J15])" office:value-type="float" office:value="0.447208402432283">
            <text:p>0.45</text:p>
          </table:table-cell>
          <table:table-cell table:formula="of:=([.I15]*[.M15]-[.G15]*[.K15])/([.I15]*[.M15]+[.G15]*[.K15])" office:value-type="float" office:value="0.231518265181158">
            <text:p>0.23</text:p>
          </table:table-cell>
          <table:table-cell office:value-type="float" office:value="17.9296">
            <text:p>17.93</text:p>
          </table:table-cell>
        </table:table-row>
        <table:table-row table:style-name="ro2">
          <table:table-cell office:value-type="string">
            <text:p>Primitive Area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office:value-type="float" office:value="151">
            <text:p>151</text:p>
          </table:table-cell>
          <table:table-cell office:value-type="float" office:value="890">
            <text:p>890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([.H16]*[.L16]-[.F16]*[.J16])/([.H16]*[.L16]+[.F16]*[.J16])" office:value-type="float" office:value="0.415470412062377">
            <text:p>0.42</text:p>
          </table:table-cell>
          <table:table-cell table:formula="of:=([.I16]*[.M16]-[.G16]*[.K16])/([.I16]*[.M16]+[.G16]*[.K16])" office:value-type="float" office:value="0.176504004999148">
            <text:p>0.18</text:p>
          </table:table-cell>
          <table:table-cell office:value-type="float" office:value="12.3504">
            <text:p>12.3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P0" style:volatile="true">
      <number:month/>
      <number:text>/</number:text>
      <number:day/>
      <number:text>/</number:text>
      <number:year/>
    </number:date-style>
    <number:text-style style:name="N143">
      <number:text-content/>
      <style:map style:condition="value()&gt;=0" style:apply-style-name="N143P0"/>
    </number:text-style>
    <number:date-style style:name="N145P0" style:volatile="true">
      <number:day/>
      <number:text>-</number:text>
      <number:month number:textual="true"/>
      <number:text>-</number:text>
      <number:year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 number:style="long"/>
      <number:text>/</number:text>
      <number:day number:style="long"/>
      <number:text>/</number:text>
      <number:year/>
    </number:date-style>
    <number:text-style style:name="N146">
      <number:text-content/>
      <style:map style:condition="value()&gt;=0" style:apply-style-name="N146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1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1T18:12:04.80</meta:creation-date>
    <dc:date>2010-06-23T11:33:50.15</dc:date>
    <meta:editing-duration>PT00H11M32S</meta:editing-duration>
    <meta:editing-cycles>6</meta:editing-cycles>
    <meta:generator>OpenOffice.org/3.2$Win32 OpenOffice.org_project/320m12$Build-9483</meta:generator>
    <dc:creator>Peter Adler</dc:creator>
    <meta:document-statistic meta:table-count="3" meta:cell-count="256" meta:object-count="0"/>
  </office:meta>
</office:document-meta>
</file>